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Preformatted_20_Text">
      <style:paragraph-properties fo:margin-top="0in" fo:margin-bottom="0.1965in" loext:contextual-spacing="false"/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color="#8ae234"/>
    </style:style>
    <style:style style:name="T2" style:family="text">
      <style:text-properties fo:color="#8ae234" fo:font-weight="bold"/>
    </style:style>
    <style:style style:name="T3" style:family="text">
      <style:text-properties fo:color="#729fcf"/>
    </style:style>
    <style:style style:name="T4" style:family="text">
      <style:text-properties fo:color="#729fcf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nives@millions</text:span>:<text:span text:style-name="T3">~/Documents/CS3358--Hwang-Books/projects/project5b</text:span>$ ./project5b</text:p>
      <text:p text:style-name="P1">--------------------------------------------------------------------</text:p>
      <text:p text:style-name="P1">BELOW IS THE UNSORTED ARRAY OF STUDENT DATA</text:p>
      <text:p text:style-name="P1">--------------------------------------------------------------------</text:p>
      <text:p text:style-name="P1"/>
      <text:p text:style-name="P1">Username: ffd34 <text:s/>Name: Frida Daniels <text:s text:c="4"/>Address: 3122 West 5th San Marcos TX 78666 <text:s text:c="5"/>Average: 78.5 <text:s text:c="2"/>Scores: 92,92,50,58,82,93,51,86,89,92 <text:s/></text:p>
      <text:p text:style-name="P1">Username: cda12 <text:s/>Name: Cerci Alma <text:s text:c="7"/>Address: 1032 Park St San Marcos TX 78666 <text:s text:c="6"/>Average: 75.6 <text:s text:c="2"/>Scores: 95,80,84,90,50,72,79,51,58,97 <text:s/></text:p>
      <text:p text:style-name="P1">Username: vba43 <text:s/>Name: Vikki Alderez <text:s text:c="4"/>Address: 512 Duck Avenue San Marcos TX 78666 <text:s text:c="3"/>Average: 81.6 <text:s text:c="2"/>Scores: 79,58,54,80,93,95,98,74,87,98 <text:s/></text:p>
      <text:p text:style-name="P1">Username: gcr54 <text:s/>Name: Garret Romaine <text:s text:c="3"/>Address: 892 Viva Road San Marcos TX 78666 <text:s text:c="5"/>Average: 83.1 <text:s text:c="2"/>Scores: 93,68,83,70,89,88,69,89,92,90 <text:s/></text:p>
      <text:p text:style-name="P1">Username: edd80 <text:s/>Name: Edger Davis <text:s text:c="6"/>Address: 1041 Park St San Marcos TX 786666 <text:s text:c="5"/>Average: 83.6 <text:s text:c="2"/>Scores: 59,92,73,79,87,86,91,85,94,90 <text:s/></text:p>
      <text:p text:style-name="P1">Username: tui30 <text:s/>Name: Tim Inverl <text:s text:c="7"/>Address: 1112 Number Rd San Marcos TX 78666 <text:s text:c="4"/>Average: 86.3 <text:s text:c="2"/>Scores: 80,98,59,83,93,91,96,95,78,90 <text:s/></text:p>
      <text:p text:style-name="P1">Username: klt77 <text:s/>Name: Keith Tumor <text:s text:c="6"/>Address: 2111 Letters St San Marcos TX 78666 <text:s text:c="3"/>Average: 84.8 <text:s text:c="2"/>Scores: 92,80,74,72,92,90,99,70,88,91 <text:s/></text:p>
      <text:p text:style-name="P1">Username: cyr83 <text:s/>Name: Chris Riceman <text:s text:c="4"/>Address: 894 Street Rd San Marcos TX 78666 <text:s text:c="5"/>Average: 87.8 <text:s text:c="2"/>Scores: 91,89,94,92,90,78,85,77,89,93 <text:s/></text:p>
      <text:p text:style-name="P1">Username: jop88 <text:s/>Name: Jason Plurek <text:s text:c="5"/>Address: 777 South 7th San Marcos TX 78666 <text:s text:c="5"/>Average: 83.6 <text:s text:c="2"/>Scores: 77,95,62,50,100,87,93,89,88,95 </text:p>
      <text:p text:style-name="P1">Username: ooy11 <text:s/>Name: Oui Yuuvio <text:s text:c="7"/>Address: 315 Big Road St San Marcos TX 78666 <text:s text:c="3"/>Average: 76.4 <text:s text:c="2"/>Scores: 68,61,54,94,86,89,66,90,61,95 <text:s/></text:p>
      <text:p text:style-name="P1">Username: fuk34 <text:s/>Name: Francine Kern <text:s text:c="4"/>Address: 6511 Tempest St San Marcos TX 78666 <text:s text:c="3"/>Average: 89.3 <text:s text:c="2"/>Scores: 89,78,95,90,89,90,78,95,98,91 <text:s/></text:p>
      <text:p text:style-name="P1">Username: ccn33 <text:s/>Name: Christine Numes <text:s text:c="2"/>Address: 3891 Tido St San Marcos TX 78666 <text:s text:c="6"/>Average: 91.3 <text:s text:c="2"/>Scores: 90,85,93,88,91,88,98,89,96,95 <text:s/></text:p>
      <text:p text:style-name="P1">Username: gcc01 <text:s/>Name: Gregg Caleron <text:s text:c="4"/>Address: 1042 Road St San Marcos TX 78666 <text:s text:c="6"/>Average: 90.3 <text:s text:c="2"/>Scores: 91,89,90,89,93,95,80,88,94,94 <text:s/></text:p>
      <text:p text:style-name="P1">Username: vik13 <text:s/>Name: Victoria Kyuk <text:s text:c="4"/>Address: 907 Front Rd San Marcos TX 78666 <text:s text:c="6"/>Average: 89.3 <text:s text:c="2"/>Scores: 94,86,89,91,96,93,84,90,77,93 <text:s/></text:p>
      <text:p text:style-name="P1">Username: huh99 <text:s/>Name: Hilga Hernandez <text:s text:c="2"/>Address: 642 North 4th San Marcos TX 78666 <text:s text:c="5"/>Average: 91 <text:s text:c="4"/>Scores: 96,95,89,95,92,90,88,94,79,92 <text:s/></text:p>
      <text:p text:style-name="P1"/>
      <text:p text:style-name="P1"/>
      <text:p text:style-name="P1">ADDING THE ARRAY TO THE STACK...</text:p>
      <text:p text:style-name="P1"/>
      <text:p text:style-name="P1">BELOW IS THE STACK’S CONTENTS</text:p>
      <text:p text:style-name="P1"/>
      <text:p text:style-name="P1"/>
      <text:p text:style-name="P1">Username: huh99 <text:s/>Name: Hilga Hernandez <text:s text:c="2"/>Address: 642 North 4th San Marcos TX 78666 <text:s text:c="5"/>Average: 91 <text:s text:c="4"/>Scores: 96,95,89,95,92,90,88,94,79,92 <text:s/></text:p>
      <text:p text:style-name="P1">Username: vik13 <text:s/>Name: Victoria Kyuk <text:s text:c="4"/>Address: 907 Front Rd San Marcos TX 78666 <text:s text:c="6"/>Average: 89.3 <text:s text:c="2"/>Scores: 94,86,89,91,96,93,84,90,77,93 <text:s/></text:p>
      <text:p text:style-name="P1">Username: gcc01 <text:s/>Name: Gregg Caleron <text:s text:c="4"/>Address: 1042 Road St San Marcos TX 78666 <text:s text:c="6"/>Average: 90.3 <text:s text:c="2"/>Scores: 91,89,90,89,93,95,80,88,94,94 <text:s/></text:p>
      <text:p text:style-name="P1">Username: ccn33 <text:s/>Name: Christine Numes <text:s text:c="2"/>Address: 3891 Tido St San Marcos TX 78666 <text:s text:c="6"/>Average: 91.3 <text:s text:c="2"/>Scores: 90,85,93,88,91,88,98,89,96,95 <text:s/></text:p>
      <text:p text:style-name="P1">Username: fuk34 <text:s/>Name: Francine Kern <text:s text:c="4"/>Address: 6511 Tempest St San Marcos TX 78666 <text:s text:c="3"/>Average: 89.3 <text:s text:c="2"/>Scores: 89,78,95,90,89,90,78,95,98,91 <text:s/></text:p>
      <text:p text:style-name="P1">Username: ooy11 <text:s/>Name: Oui Yuuvio <text:s text:c="7"/>Address: 315 Big Road St San Marcos TX 78666 <text:s text:c="3"/>Average: 76.4 <text:s text:c="2"/>Scores: 68,61,54,94,86,89,66,90,61,95 <text:s/></text:p>
      <text:p text:style-name="P1">Username: jop88 <text:s/>Name: Jason Plurek <text:s text:c="5"/>Address: 777 South 7th San Marcos TX 78666 <text:s text:c="5"/>Average: 83.6 <text:s text:c="2"/>Scores: 77,95,62,50,100,87,93,89,88,95 </text:p>
      <text:p text:style-name="P1">Username: cyr83 <text:s/>Name: Chris Riceman <text:s text:c="4"/>Address: 894 Street Rd San Marcos TX 78666 <text:s text:c="5"/>Average: 87.8 <text:s text:c="2"/>Scores: 91,89,94,92,90,78,85,77,89,93 <text:s/></text:p>
      <text:p text:style-name="P1">Username: klt77 <text:s/>Name: Keith Tumor <text:s text:c="6"/>Address: 2111 Letters St San Marcos TX 78666 <text:s text:c="3"/>Average: 84.8 <text:s text:c="2"/>Scores: 92,80,74,72,92,90,99,70,88,91 <text:s/></text:p>
      <text:p text:style-name="P1">Username: tui30 <text:s/>Name: Tim Inverl <text:s text:c="7"/>Address: 1112 Number Rd San Marcos TX 78666 <text:s text:c="4"/>Average: 86.3 <text:s text:c="2"/>Scores: 80,98,59,83,93,91,96,95,78,90 <text:s/></text:p>
      <text:p text:style-name="P1">Username: edd80 <text:s/>Name: Edger Davis <text:s text:c="6"/>Address: 1041 Park St San Marcos TX 786666 <text:s text:c="5"/>Average: 83.6 <text:s text:c="2"/>Scores: 59,92,73,79,87,86,91,85,94,90 <text:s/></text:p>
      <text:p text:style-name="P1">Username: gcr54 <text:s/>Name: Garret Romaine <text:s text:c="3"/>Address: 892 Viva Road San Marcos TX 78666 <text:s text:c="5"/>Average: 83.1 <text:s text:c="2"/>Scores: 93,68,83,70,89,88,69,89,92,90 <text:s/></text:p>
      <text:p text:style-name="P1">Username: vba43 <text:s/>Name: Vikki Alderez <text:s text:c="4"/>Address: 512 Duck Avenue San Marcos TX 78666 <text:s text:c="3"/>Average: 81.6 <text:s text:c="2"/>Scores: 79,58,54,80,93,95,98,74,87,98 <text:s/></text:p>
      <text:p text:style-name="P1">Username: cda12 <text:s/>Name: Cerci Alma <text:s text:c="7"/>Address: 1032 Park St San Marcos TX 78666 <text:s text:c="6"/>Average: 75.6 <text:s text:c="2"/>Scores: 95,80,84,90,50,72,79,51,58,97 <text:s/></text:p>
      <text:p text:style-name="P1">Username: ffd34 <text:s/>Name: Frida Daniels <text:s text:c="4"/>Address: 3122 West 5th San Marcos TX 78666 <text:s text:c="5"/>Average: 78.5 <text:s text:c="2"/>Scores: 92,92,50,58,82,93,51,86,89,92 <text:s/></text:p>
      <text:p text:style-name="P1"/>
      <text:p text:style-name="P1"/>
      <text:p text:style-name="P1">REMOVING 5 ITEMS FROM THE STACK...</text:p>
      <text:p text:style-name="P1"/>
      <text:p text:style-name="P1">POPPING...</text:p>
      <text:p text:style-name="P1">Username: huh99 <text:s/>Name: Hilga Hernandez <text:s text:c="2"/>Address: 642 North 4th San Marcos TX 78666 <text:s text:c="5"/>Average: 91 <text:s text:c="4"/>Scores: 96,95,89,95,92,90,88,94,79,92 <text:s/></text:p>
      <text:p text:style-name="P1">**********************************************************************************************************************************************</text:p>
      <text:p text:style-name="P1"/>
      <text:p text:style-name="P1">POPPING...</text:p>
      <text:p text:style-name="P1">Username: vik13 <text:s/>Name: Victoria Kyuk <text:s text:c="4"/>Address: 907 Front Rd San Marcos TX 78666 <text:s text:c="6"/>Average: 89.3 <text:s text:c="2"/>Scores: 94,86,89,91,96,93,84,90,77,93 <text:s/></text:p>
      <text:p text:style-name="P1">**********************************************************************************************************************************************</text:p>
      <text:p text:style-name="P1"/>
      <text:p text:style-name="P1">POPPING...</text:p>
      <text:p text:style-name="P1">Username: gcc01 <text:s/>Name: Gregg Caleron <text:s text:c="4"/>Address: 1042 Road St San Marcos TX 78666 <text:s text:c="6"/>Average: 90.3 <text:s text:c="2"/>Scores: 91,89,90,89,93,95,80,88,94,94 <text:s/></text:p>
      <text:p text:style-name="P1">**********************************************************************************************************************************************</text:p>
      <text:p text:style-name="P1"/>
      <text:p text:style-name="P1">POPPING...</text:p>
      <text:p text:style-name="P1">Username: ccn33 <text:s/>Name: Christine Numes <text:s text:c="2"/>Address: 3891 Tido St San Marcos TX 78666 <text:s text:c="6"/>Average: 91.3 <text:s text:c="2"/>Scores: 90,85,93,88,91,88,98,89,96,95 <text:s/></text:p>
      <text:p text:style-name="P1">**********************************************************************************************************************************************</text:p>
      <text:p text:style-name="P1"/>
      <text:p text:style-name="P1"><text:soft-page-break/>POPPING...</text:p>
      <text:p text:style-name="P1">Username: fuk34 <text:s/>Name: Francine Kern <text:s text:c="4"/>Address: 6511 Tempest St San Marcos TX 78666 <text:s text:c="3"/>Average: 89.3 <text:s text:c="2"/>Scores: 89,78,95,90,89,90,78,95,98,91 <text:s/></text:p>
      <text:p text:style-name="P1">**********************************************************************************************************************************************</text:p>
      <text:p text:style-name="P1"/>
      <text:p text:style-name="P1">BELOW IS THE STACK’S CONTENTS</text:p>
      <text:p text:style-name="P1"/>
      <text:p text:style-name="P1"/>
      <text:p text:style-name="P1">Username: ooy11 <text:s/>Name: Oui Yuuvio <text:s text:c="7"/>Address: 315 Big Road St San Marcos TX 78666 <text:s text:c="3"/>Average: 76.4 <text:s text:c="2"/>Scores: 68,61,54,94,86,89,66,90,61,95 <text:s/></text:p>
      <text:p text:style-name="P1">Username: jop88 <text:s/>Name: Jason Plurek <text:s text:c="5"/>Address: 777 South 7th San Marcos TX 78666 <text:s text:c="5"/>Average: 83.6 <text:s text:c="2"/>Scores: 77,95,62,50,100,87,93,89,88,95 </text:p>
      <text:p text:style-name="P1">Username: cyr83 <text:s/>Name: Chris Riceman <text:s text:c="4"/>Address: 894 Street Rd San Marcos TX 78666 <text:s text:c="5"/>Average: 87.8 <text:s text:c="2"/>Scores: 91,89,94,92,90,78,85,77,89,93 <text:s/></text:p>
      <text:p text:style-name="P1">Username: klt77 <text:s/>Name: Keith Tumor <text:s text:c="6"/>Address: 2111 Letters St San Marcos TX 78666 <text:s text:c="3"/>Average: 84.8 <text:s text:c="2"/>Scores: 92,80,74,72,92,90,99,70,88,91 <text:s/></text:p>
      <text:p text:style-name="P1">Username: tui30 <text:s/>Name: Tim Inverl <text:s text:c="7"/>Address: 1112 Number Rd San Marcos TX 78666 <text:s text:c="4"/>Average: 86.3 <text:s text:c="2"/>Scores: 80,98,59,83,93,91,96,95,78,90 <text:s/></text:p>
      <text:p text:style-name="P1">Username: edd80 <text:s/>Name: Edger Davis <text:s text:c="6"/>Address: 1041 Park St San Marcos TX 786666 <text:s text:c="5"/>Average: 83.6 <text:s text:c="2"/>Scores: 59,92,73,79,87,86,91,85,94,90 <text:s/></text:p>
      <text:p text:style-name="P1">Username: gcr54 <text:s/>Name: Garret Romaine <text:s text:c="3"/>Address: 892 Viva Road San Marcos TX 78666 <text:s text:c="5"/>Average: 83.1 <text:s text:c="2"/>Scores: 93,68,83,70,89,88,69,89,92,90 <text:s/></text:p>
      <text:p text:style-name="P1">Username: vba43 <text:s/>Name: Vikki Alderez <text:s text:c="4"/>Address: 512 Duck Avenue San Marcos TX 78666 <text:s text:c="3"/>Average: 81.6 <text:s text:c="2"/>Scores: 79,58,54,80,93,95,98,74,87,98 <text:s/></text:p>
      <text:p text:style-name="P1">Username: cda12 <text:s/>Name: Cerci Alma <text:s text:c="7"/>Address: 1032 Park St San Marcos TX 78666 <text:s text:c="6"/>Average: 75.6 <text:s text:c="2"/>Scores: 95,80,84,90,50,72,79,51,58,97 <text:s/></text:p>
      <text:p text:style-name="P1">Username: ffd34 <text:s/>Name: Frida Daniels <text:s text:c="4"/>Address: 3122 West 5th San Marcos TX 78666 <text:s text:c="5"/>Average: 78.5 <text:s text:c="2"/>Scores: 92,92,50,58,82,93,51,86,89,92 <text:s/></text:p>
      <text:p text:style-name="P2"><text:span text:style-name="T1">knives@millions</text:span>:<text:span text:style-name="T3">~/Documents/CS3358--Hwang-Books/projects/project5b</text:span>$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33:22.656127369</meta:creation-date>
    <dc:date>2018-10-03T00:36:07.374690058</dc:date>
    <meta:editing-duration>PT2M4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64" meta:word-count="815" meta:character-count="7690" meta:non-whitespace-character-count="6295"/>
  </office:meta>
</office:document-meta>
</file>